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2024-12-17 2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2424" calcext:value-type="float">
            <text:p>49.1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2024-03-18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044" calcext:value-type="float">
            <text:p>49.2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2022-12-08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2021-12-12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2656" calcext:value-type="float">
            <text:p>48.6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2020-12-10 2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2019-12-11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2018-12-09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2017-12-11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2016-12-10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201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201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201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2009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200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200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200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200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200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200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200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200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199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199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199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199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199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199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199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199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199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198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198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198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1986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198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198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197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197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1977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3832" calcext:value-type="float">
            <text:p>47.4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1976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1401</text:p>
          </table:table-cell>
          <table:table-cell office:value-type="string" calcext:value-type="string">
            <text:p>1971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